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e31" officeooo:paragraph-rsid="0008ee31"/>
    </style:style>
    <style:style style:name="P2" style:family="paragraph" style:parent-style-name="Standard">
      <style:paragraph-properties fo:text-align="start" style:justify-single-word="false"/>
      <style:text-properties officeooo:rsid="0008ee31" officeooo:paragraph-rsid="0008ee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1"/>
      <text:p text:style-name="P2">4-volumen </text:p>
      <text:p text:style-name="P2">1-figuras <text:s/></text:p>
      <text:p text:style-name="P2">3-escultor <text:s/></text:p>
      <text:p text:style-name="P2">7-escultura <text:s/></text:p>
      <text:p text:style-name="P2">5-conocimientos <text:s/></text:p>
      <text:p text:style-name="P2">2-fundición <text:s/></text:p>
      <text:p text:style-name="P2">10-moldear </text:p>
      <text:p text:style-name="P2">13-ornamentación <text:s/></text:p>
      <text:p text:style-name="P2">8-tallar-arte-hombre </text:p>
      <text:p text:style-name="P2">12- tradición <text:s/></text:p>
      <text:p text:style-name="P2">9-naturaleza <text:s/></text:p>
      <text:p text:style-name="P2">6-forma </text:p>
      <text:p text:style-name="P2">11-pedagóg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0:48:34.148242241</meta:creation-date>
    <dc:date>2020-11-25T10:52:50.549309308</dc:date>
    <meta:editing-duration>PT4M17S</meta:editing-duration>
    <meta:editing-cycles>1</meta:editing-cycles>
    <meta:document-statistic meta:table-count="0" meta:image-count="0" meta:object-count="0" meta:page-count="1" meta:paragraph-count="14" meta:word-count="17" meta:character-count="197" meta:non-whitespace-character-count="174"/>
    <meta:generator>LibreOffice/6.4.6.2$Linux_X86_64 LibreOffice_project/40$Build-2</meta:generator>
  </office:meta>
</office:document-meta>
</file>